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.006cm" fo:margin-left="0cm" table:align="left"/>
    </style:style>
    <style:style style:name="表格1.A" style:family="table-column">
      <style:table-column-properties style:column-width="0.803cm"/>
    </style:style>
    <style:style style:name="表格1.B" style:family="table-column">
      <style:table-column-properties style:column-width="16.203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RM 538 DIV1 250</text:p>
      <text:p text:style-name="Standard">题目大意</text:p>
      <text:p text:style-name="Standard"><text:tab/>给出N(&lt;=50)个坐标点，从(0,0)开始遍历剩下的N个点，问最后走过的路程长度之和能否是偶数或者奇数。（两点之间的距离指的是曼哈顿距离）</text:p>
      <text:p text:style-name="Standard">算法分析</text:p>
      <text:p text:style-name="Standard"><text:tab/>考虑到点的遍历可以使用DFS或者动态规划，但是搜索N&gt;20的话基本会超，所以只能使用动态规划。可以想到一个惯用的模型就是f[ i , j ]表示已经遍历了i个点最后一个经过的点是j的时候路径之和是否能够是奇数，g[ i , j ]则表示能否是偶数。用dist[ a , b ]表示a,b两点的距离</text:p>
      <text:p text:style-name="Standard"><text:tab/>状态转移方程如下：</text:p>
      <text:p text:style-name="Standard"><text:tab/>f[ i , j ] |= g[ i - 1 , k ] ( dist[ j , k ] &amp; 1 == 1 )</text:p>
      <text:p text:style-name="Standard"><text:tab/>f[ i , j ] |= f[ i - 1 , k ]( dist[ j , k ] &amp; 1 == 0 )</text:p>
      <text:p text:style-name="Standard"><text:tab/>g[ i , j ] |= f[ i - 1 , k ] ( dist[ j , k ] &amp; 1 == 1 )</text:p>
      <text:p text:style-name="Standard"><text:tab/>g[ i , j ] |= g[ i - 1 , k ]( dist[ j , k ] &amp; 1 == 0 )</text:p>
      <text:p text:style-name="Standard">初始状态</text:p>
      <text:p text:style-name="Standard"><text:tab/>f[ 1 , i ] = true ( dist[ (0,0) , i ] &amp; 1 == 1 )</text:p>
      <text:p text:style-name="Standard"><text:tab/>g[ 1 , i ] = true ( dist[ (0,0) , i ] &amp; 1 == 0 )</text:p>
      <text:p text:style-name="Standard">答案</text:p>
      <text:p text:style-name="Standard"><text:tab/>ans |= f[ n , i ]( 要求最后结果为奇数 )</text:p>
      <text:p text:style-name="Standard"><text:tab/>ans |= g[ n , i ]( 要求最后结果为偶数 )</text:p>
      <text:p text:style-name="Standard">参考代码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Table_20_Contents"/>
          </table:table-cell>
          <table:table-cell table:style-name="表格1.B1" office:value-type="string">
            <text:p text:style-name="Table_20_Contents">/*</text:p>
            <text:p text:style-name="Table_20_Contents"><text:tab/>SRM 538 DIV1 250</text:p>
            <text:p text:style-name="Table_20_Contents"><text:tab/>ACCEPTED</text:p>
            <text:p text:style-name="Table_20_Contents"><text:tab/>2012-03-21</text:p>
            <text:p text:style-name="Table_20_Contents"><text:tab/>gestapolur</text:p>
            <text:p text:style-name="Table_20_Contents">*/</text:p>
            <text:p text:style-name="Table_20_Contents">#include&lt;iostream&gt;</text:p>
            <text:p text:style-name="Table_20_Contents">#include&lt;vector&gt;</text:p>
            <text:p text:style-name="Table_20_Contents">#include&lt;cstring&gt;</text:p>
            <text:p text:style-name="Table_20_Contents">#define MAXN 51</text:p>
            <text:p text:style-name="Table_20_Contents">#define BASE 500000000</text:p>
            <text:p text:style-name="Table_20_Contents">using namespace std;</text:p>
            <text:p text:style-name="Table_20_Contents"></text:p>
            <text:p text:style-name="Table_20_Contents">class EvenRoute</text:p>
            <text:p text:style-name="Table_20_Contents">{</text:p>
            <text:p text:style-name="Table_20_Contents">public:</text:p>
            <text:p text:style-name="Table_20_Contents"><text:s text:c="2"/>int n;</text:p>
            <text:p text:style-name="Table_20_Contents"><text:s text:c="2"/>bool sign;</text:p>
            <text:p text:style-name="Table_20_Contents"><text:s text:c="2"/>int dist[ MAXN ][ MAXN ];</text:p>
            <text:p text:style-name="Table_20_Contents"><text:s text:c="2"/>bool f[ MAXN ][ MAXN ] , g[ MAXN ][ MAXN ];</text:p>
            <text:p text:style-name="Table_20_Contents"></text:p>
            <text:p text:style-name="Table_20_Contents"><text:s text:c="2"/>inline int abs( int a ){ return a &gt; 0 ? a : -a; }</text:p>
            <text:p text:style-name="Table_20_Contents"></text:p>
            <text:p text:style-name="Table_20_Contents"><text:s text:c="2"/>string isItPossible(vector &lt;int&gt; dx, vector &lt;int&gt; dy, int w )</text:p>
            <text:p text:style-name="Table_20_Contents"><text:s text:c="2"/>{</text:p>
            <text:p text:style-name="Table_20_Contents"><text:soft-page-break/><text:s text:c="4"/>int i , j , k;</text:p>
            <text:p text:style-name="Table_20_Contents"></text:p>
            <text:p text:style-name="Table_20_Contents"><text:s text:c="4"/>memset( f , 0 , sizeof( f ) );</text:p>
            <text:p text:style-name="Table_20_Contents"><text:s text:c="4"/>memset( g , 0 , sizeof( g ) );</text:p>
            <text:p text:style-name="Table_20_Contents"></text:p>
            <text:p text:style-name="Table_20_Contents"><text:s text:c="4"/>n = dx.size();</text:p>
            <text:p text:style-name="Table_20_Contents"><text:s text:c="4"/>/*</text:p>
            <text:p text:style-name="Table_20_Contents"><text:s text:c="4"/>for( i = 0 ; i &lt; n ; ++ i )</text:p>
            <text:p text:style-name="Table_20_Contents"><text:s text:c="6"/>{</text:p>
            <text:p text:style-name="Table_20_Contents"><text:s text:c="8"/>dx[ i ] += BASE;</text:p>
            <text:p text:style-name="Table_20_Contents"><text:s text:c="8"/>dy[ i ] += BASE;</text:p>
            <text:p text:style-name="Table_20_Contents"><text:s text:c="6"/>}</text:p>
            <text:p text:style-name="Table_20_Contents"><text:s text:c="4"/>*/</text:p>
            <text:p text:style-name="Table_20_Contents"><text:s text:c="4"/>for( i = 0 ; i &lt; n ; ++ i )</text:p>
            <text:p text:style-name="Table_20_Contents"><text:s text:c="6"/>for( j = 0 ; j &lt; n ; ++ j )</text:p>
            <text:p text:style-name="Table_20_Contents"><text:s text:c="8"/>dist[ i ][ j ] = abs( dx[ i ] - dx[ j ] ) + abs( dy[ i ] - dy[ j ] );</text:p>
            <text:p text:style-name="Table_20_Contents"><text:s text:c="2"/></text:p>
            <text:p text:style-name="Table_20_Contents"><text:s text:c="4"/>sign = w;</text:p>
            <text:p text:style-name="Table_20_Contents"><text:s text:c="4"/></text:p>
            <text:p text:style-name="Table_20_Contents"><text:s text:c="4"/>for( i = 0 ; i &lt; n ; ++ i )</text:p>
            <text:p text:style-name="Table_20_Contents"><text:s text:c="6"/>{</text:p>
            <text:p text:style-name="Table_20_Contents"><text:s text:c="8"/>if( ( abs( dx[ i ] ) + abs( dy[ i ] ) ) &amp; 1 )</text:p>
            <text:p text:style-name="Table_20_Contents"><text:s text:c="10"/>f[ 0 ][ i ] = true;</text:p>
            <text:p text:style-name="Table_20_Contents"><text:s text:c="8"/>else</text:p>
            <text:p text:style-name="Table_20_Contents"><text:s text:c="10"/>g[ 0 ][ i ] = true;</text:p>
            <text:p text:style-name="Table_20_Contents"><text:s text:c="6"/>}</text:p>
            <text:p text:style-name="Table_20_Contents"></text:p>
            <text:p text:style-name="Table_20_Contents"><text:s text:c="4"/>for( i = 1 ; i &lt; n ; ++ i )</text:p>
            <text:p text:style-name="Table_20_Contents"><text:s text:c="6"/>for( j = 0 ; j &lt; n ; ++ j )</text:p>
            <text:p text:style-name="Table_20_Contents"><text:s text:c="8"/>for( k = 0 ; k &lt; n ; ++ k )</text:p>
            <text:p text:style-name="Table_20_Contents"><text:s text:c="10"/>if( j not_eq k )</text:p>
            <text:p text:style-name="Table_20_Contents"><text:s text:c="12"/>{</text:p>
            <text:p text:style-name="Table_20_Contents"><text:s text:c="14"/>if( dist[ j ][ k ] &amp; 1 )</text:p>
            <text:p text:style-name="Table_20_Contents"><text:s text:c="16"/>{</text:p>
            <text:p text:style-name="Table_20_Contents"><text:s text:c="18"/>f[ i ][ j ] |= g[ i - 1 ][ k ];</text:p>
            <text:p text:style-name="Table_20_Contents"><text:s text:c="18"/>g[ i ][ j ] |= f[ i - 1 ][ k ];</text:p>
            <text:p text:style-name="Table_20_Contents"><text:s text:c="16"/>} </text:p>
            <text:p text:style-name="Table_20_Contents"><text:s text:c="14"/>else</text:p>
            <text:p text:style-name="Table_20_Contents"><text:s text:c="16"/>{</text:p>
            <text:p text:style-name="Table_20_Contents"><text:s text:c="18"/>f[ i ][ j ] |= f[ i - 1 ][ k ];</text:p>
            <text:p text:style-name="Table_20_Contents"><text:s text:c="18"/>g[ i ][ j ] |= g[ i - 1 ][ k ];</text:p>
            <text:p text:style-name="Table_20_Contents"><text:soft-page-break/><text:s text:c="16"/>}</text:p>
            <text:p text:style-name="Table_20_Contents"><text:s text:c="12"/>}</text:p>
            <text:p text:style-name="Table_20_Contents"><text:s text:c="4"/>/* ---TLE DFS---</text:p>
            <text:p text:style-name="Table_20_Contents"><text:s text:c="4"/>for( i = 0 ; i &lt; n ; ++ i )</text:p>
            <text:p text:style-name="Table_20_Contents"><text:s text:c="6"/>{</text:p>
            <text:p text:style-name="Table_20_Contents"><text:s text:c="8"/>for( j = 0 ; j &lt; n ; ++ j )</text:p>
            <text:p text:style-name="Table_20_Contents"><text:s text:c="10"/>cout&lt;&lt;f[ i ][ j ]&lt;&lt;" ";</text:p>
            <text:p text:style-name="Table_20_Contents"><text:s text:c="8"/>cout&lt;&lt;"\n";</text:p>
            <text:p text:style-name="Table_20_Contents"><text:s text:c="6"/>}</text:p>
            <text:p text:style-name="Table_20_Contents"><text:s text:c="4"/>cout&lt;&lt;"-\n";</text:p>
            <text:p text:style-name="Table_20_Contents"><text:s text:c="4"/>for( i = 0 ; i &lt; n ; ++ i )</text:p>
            <text:p text:style-name="Table_20_Contents"><text:s text:c="6"/>{</text:p>
            <text:p text:style-name="Table_20_Contents"><text:s text:c="8"/>for( j = 0 ; j &lt; n ; ++ j )</text:p>
            <text:p text:style-name="Table_20_Contents"><text:s text:c="10"/>cout&lt;&lt;g[ i ][ j ]&lt;&lt;" ";</text:p>
            <text:p text:style-name="Table_20_Contents"><text:s text:c="8"/>cout&lt;&lt;"\n";</text:p>
            <text:p text:style-name="Table_20_Contents"><text:s text:c="6"/>}</text:p>
            <text:p text:style-name="Table_20_Contents"><text:s text:c="4"/>*/</text:p>
            <text:p text:style-name="Table_20_Contents"><text:s text:c="4"/>for( i = 0 ; i &lt; n ; ++ i )</text:p>
            <text:p text:style-name="Table_20_Contents"><text:s text:c="6"/>if( ( f[ n - 1 ][ i ] and sign ) or ( g[ n - 1 ][ i ] and not sign ) )</text:p>
            <text:p text:style-name="Table_20_Contents"><text:s text:c="8"/>return "CAN";</text:p>
            <text:p text:style-name="Table_20_Contents"><text:s text:c="4"/>return "CANNOT";</text:p>
            <text:p text:style-name="Table_20_Contents"><text:s text:c="2"/>}</text:p>
            <text:p text:style-name="Table_20_Contents">};</text:p>
            <text:p text:style-name="Table_20_Contents"></text:p>
            <text:p text:style-name="Table_20_Contents">/*</text:p>
            <text:p text:style-name="Table_20_Contents">class EvenRoute</text:p>
            <text:p text:style-name="Table_20_Contents">{</text:p>
            <text:p text:style-name="Table_20_Contents">public:</text:p>
            <text:p text:style-name="Table_20_Contents"><text:s text:c="2"/>int n;</text:p>
            <text:p text:style-name="Table_20_Contents"><text:s text:c="2"/>bool sign;</text:p>
            <text:p text:style-name="Table_20_Contents"><text:s text:c="2"/>int dist[ MAXN ][ MAXN ];</text:p>
            <text:p text:style-name="Table_20_Contents"><text:s text:c="2"/>bool view[ MAXN ];</text:p>
            <text:p text:style-name="Table_20_Contents"></text:p>
            <text:p text:style-name="Table_20_Contents"><text:s text:c="2"/>inline int abs( int a ){ return a &gt; 0 ? a : -a; }</text:p>
            <text:p text:style-name="Table_20_Contents"></text:p>
            <text:p text:style-name="Table_20_Contents"><text:s text:c="2"/>bool dfs( int cnt , int pos )</text:p>
            <text:p text:style-name="Table_20_Contents"><text:s text:c="2"/>{</text:p>
            <text:p text:style-name="Table_20_Contents"><text:s text:c="4"/>for( int i = 0 ; i &lt; n ; ++ i )</text:p>
            <text:p text:style-name="Table_20_Contents"><text:s text:c="6"/>if( not view[ i ] )</text:p>
            <text:p text:style-name="Table_20_Contents"><text:s text:c="8"/>{</text:p>
            <text:p text:style-name="Table_20_Contents"><text:s text:c="10"/>view[ i ] = true;</text:p>
            <text:p text:style-name="Table_20_Contents"><text:s text:c="10"/>if ( dfs( cnt + dist[ pos ][ i ] , i ) )</text:p>
            <text:p text:style-name="Table_20_Contents"><text:soft-page-break/><text:s text:c="12"/>return true;</text:p>
            <text:p text:style-name="Table_20_Contents"><text:s text:c="10"/>view[ i ] = false;</text:p>
            <text:p text:style-name="Table_20_Contents"><text:s text:c="8"/>}</text:p>
            <text:p text:style-name="Table_20_Contents"><text:s text:c="4"/>if( ( sign and ( cnt &amp; 1 ) ) or ( not sign and not ( cnt &amp; 1 ) ) )</text:p>
            <text:p text:style-name="Table_20_Contents"><text:s text:c="6"/>return true;</text:p>
            <text:p text:style-name="Table_20_Contents"><text:s text:c="4"/>return false;</text:p>
            <text:p text:style-name="Table_20_Contents"><text:s text:c="2"/>}</text:p>
            <text:p text:style-name="Table_20_Contents"></text:p>
            <text:p text:style-name="Table_20_Contents"><text:s text:c="2"/>string isItPossible(vector &lt;int&gt; dx, vector &lt;int&gt; dy, int w )</text:p>
            <text:p text:style-name="Table_20_Contents"><text:s text:c="2"/>{</text:p>
            <text:p text:style-name="Table_20_Contents"><text:s text:c="4"/>int i , j;</text:p>
            <text:p text:style-name="Table_20_Contents"></text:p>
            <text:p text:style-name="Table_20_Contents"><text:s text:c="4"/>n = dx.size();</text:p>
            <text:p text:style-name="Table_20_Contents"><text:s text:c="4"/></text:p>
            <text:p text:style-name="Table_20_Contents"><text:s text:c="4"/>for( i = 0 ; i &lt; n ; ++ i )</text:p>
            <text:p text:style-name="Table_20_Contents"><text:s text:c="6"/>for( j = 0 ; j &lt; i ; ++ j )</text:p>
            <text:p text:style-name="Table_20_Contents"><text:s text:c="8"/>dist[ i ][ j ] = dist[ j ][ i ] = abs( dx[ i ] - dx[ j ] ) + abs( dy[ i ] - dy[ j ] );</text:p>
            <text:p text:style-name="Table_20_Contents"><text:s/></text:p>
            <text:p text:style-name="Table_20_Contents"><text:s text:c="4"/>sign = w;</text:p>
            <text:p text:style-name="Table_20_Contents"><text:s text:c="4"/></text:p>
            <text:p text:style-name="Table_20_Contents"><text:s text:c="4"/>for( i = 0 ; i &lt; n ; ++ i )</text:p>
            <text:p text:style-name="Table_20_Contents"><text:s text:c="6"/>{</text:p>
            <text:p text:style-name="Table_20_Contents"><text:s text:c="8"/>memset( view , 0 , sizeof( view ) );</text:p>
            <text:p text:style-name="Table_20_Contents"><text:s text:c="8"/>view[ i ] = true;</text:p>
            <text:p text:style-name="Table_20_Contents"></text:p>
            <text:p text:style-name="Table_20_Contents"><text:s text:c="8"/>if( dfs( abs( dx[ i ] ) + abs( dy[ i ] ) , i ) )</text:p>
            <text:p text:style-name="Table_20_Contents"><text:s text:c="10"/>return "CAN";</text:p>
            <text:p text:style-name="Table_20_Contents"><text:s text:c="8"/>else</text:p>
            <text:p text:style-name="Table_20_Contents"><text:s text:c="10"/>return "CANNOT";</text:p>
            <text:p text:style-name="Table_20_Contents"><text:s text:c="6"/>}</text:p>
            <text:p text:style-name="Table_20_Contents"><text:s text:c="2"/>}</text:p>
            <text:p text:style-name="Table_20_Contents">};</text:p>
            <text:p text:style-name="Table_20_Contents">*/</text:p>
            <text:p text:style-name="Table_20_Contents">/* ---test---</text:p>
            <text:p text:style-name="Table_20_Contents">EvenRoute test;</text:p>
            <text:p text:style-name="Table_20_Contents"></text:p>
            <text:p text:style-name="Table_20_Contents">vector&lt;int&gt; dx , dy;</text:p>
            <text:p text:style-name="Table_20_Contents"></text:p>
            <text:p text:style-name="Table_20_Contents">int main()</text:p>
            <text:p text:style-name="Table_20_Contents">{</text:p>
            <text:p text:style-name="Table_20_Contents"><text:s text:c="2"/>int tx , ty , wt , n;</text:p>
            <text:p text:style-name="Table_20_Contents"><text:s text:c="2"/></text:p>
            <text:p text:style-name="Table_20_Contents"><text:s text:c="2"/>cin&gt;&gt;n;</text:p>
            <text:p text:style-name="Table_20_Contents"><text:soft-page-break/><text:s text:c="2"/>for( int i = 0 ; i &lt; n ; ++ i )</text:p>
            <text:p text:style-name="Table_20_Contents"><text:s text:c="4"/>{</text:p>
            <text:p text:style-name="Table_20_Contents"><text:s text:c="6"/>cin&gt;&gt;tx&gt;&gt;ty;</text:p>
            <text:p text:style-name="Table_20_Contents"><text:s text:c="6"/>dx.push_back( tx );</text:p>
            <text:p text:style-name="Table_20_Contents"><text:s text:c="6"/>dy.push_back( ty );</text:p>
            <text:p text:style-name="Table_20_Contents"><text:s text:c="4"/>}</text:p>
            <text:p text:style-name="Table_20_Contents"><text:s text:c="2"/>cin&gt;&gt;wt;</text:p>
            <text:p text:style-name="Table_20_Contents"></text:p>
            <text:p text:style-name="Table_20_Contents"><text:s text:c="2"/>cout&lt;&lt;test.isItPossible( dx , dy , wt )&lt;&lt;"\n";</text:p>
            <text:p text:style-name="Table_20_Contents"><text:s text:c="2"/>return 0;</text:p>
            <text:p text:style-name="Table_20_Contents">}</text:p>
            <text:p text:style-name="Table_20_Contents">*/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 Condensed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stapolur </meta:initial-creator>
    <meta:creation-date>2012-03-22T10:13:42</meta:creation-date>
    <dc:date>2012-03-22T12:32:45</dc:date>
    <dc:creator>gestapolur </dc:creator>
    <meta:editing-duration>PT2H3M45S</meta:editing-duration>
    <meta:editing-cycles>7</meta:editing-cycles>
    <meta:generator>LibreOffice/3.4$Linux LibreOffice_project/340m1$Build-402</meta:generator>
    <meta:document-statistic meta:table-count="1" meta:image-count="0" meta:object-count="0" meta:page-count="5" meta:paragraph-count="180" meta:word-count="944" meta:character-count="3951" meta:non-whitespace-character-count="2288"/>
  </office:meta>
</office:document-meta>
</file>